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office:font-face-decls>
  <office:automatic-styles>
    <style:style style:name="P1" style:family="paragraph" style:parent-style-name="Preformatted_20_Text">
      <style:paragraph-properties fo:margin-left="0cm" fo:margin-right="0cm" fo:margin-top="0cm" fo:margin-bottom="0cm" style:contextual-spacing="false" fo:orphans="2" fo:widows="2" fo:text-indent="0cm" style:auto-text-indent="false"/>
    </style:style>
    <style:style style:name="P2"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style:font-name="monospace" fo:font-size="9.75pt" fo:font-style="normal" fo:font-weight="bold"/>
    </style:style>
    <style:style style:name="T2"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3" style:family="text">
      <style:text-properties fo:font-variant="normal" fo:text-transform="none" fo:color="#000000" loext:opacity="100%" style:font-name="monospace" fo:font-size="9.75pt" fo:letter-spacing="normal" fo:font-style="normal" fo:font-weight="bold"/>
    </style:style>
    <style:style style:name="T4" style:family="text">
      <style:text-properties fo:font-variant="normal" fo:text-transform="none" fo:color="#000000" loext:opacity="100%" style:font-name="monospace" fo:font-size="9.75pt" fo:letter-spacing="normal" fo:font-style="normal" fo:font-weight="bold" officeooo:rsid="000e8a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a xlink:type="simple" xlink:href="https://www.rfc-editor.org/rfc/rfc6749#section-10.1" text:style-name="Internet_20_link" text:visited-style-name="Visited_20_Internet_20_Link"><text:bookmark text:name="section-10.1"/><text:span text:style-name="Strong_20_Emphasis"><text:span text:style-name="T2">10.1</text:span></text:span></text:a><text:span text:style-name="Strong_20_Emphasis"><text:span text:style-name="T3">. <text:s/>Client Authentication</text:span></text:span></text:p>
      <text:p text:style-name="Text_20_body"><text:span text:style-name="Strong_20_Emphasis"/></text:p>
      <text:p text:style-name="Text_20_body">Yetkilendirme sunucusu, web uygulama istemcileri için istemci kimlik doğrulaması amacıyla istemci kimlik bilgilerini oluşturur. Yetkilendirme sunucusu, istemci parolası gibi daha güçlü istemci kimlik doğrulama yöntemlerini göz önünde bulundurması teşvik edilir. Web uygulama istemcileri, istemci parolalarının ve diğer istemci kimlik bilgilerinin gizliliğini sağlamak ZORUNDADIR. Yetkilendirme sunucusu, istemci kimlik doğrulaması amacıyla yerel uygulama veya kullanıcı-aracısı tabanlı uygulama istemcilerine istemci parolası veya diğer istemci kimlik bilgilerini veremez. Yetkilendirme sunucusu, belirli bir cihazda yerel bir uygulama istemcisinin belirli bir kurulumuna ait bir istemci parolası veya diğer kimlik bilgilerini verebilir.</text:p>
      <text:p text:style-name="Text_20_body">İstemci kimlik doğrulaması mümkün olmadığında, yetkilendirme sunucusu istemcinin kimliğini doğrulamak için diğer yöntemleri kullanMALIDIR – örneğin, istemci yönlendirme URI'sinin kaydını gerektirmek veya kaynak sahibi ile kimlik doğrulaması yapmak. Kaynak sahibi yetkilendirmesi istendiğinde, geçerli bir yönlendirme URI'si istemcinin kimliğini doğrulamak için yeterli değildir ancak kaynak sahibi yetkilendirmesini aldıktan sonra sahte bir istemciye kimlik bilgilerini teslim etmeyi engellemek için kullanılabilir.</text:p>
      <text:p text:style-name="Text_20_body">Yetkilendirme sunucusu, kimlik doğrulaması yapılmamış istemcilerle etkileşimde bulunmanın güvenlik etkilerini dikkate almalı ve bu tür istemcilere verilen diğer kimlik bilgilerini (örneğin, yenileme jetonları) potansiyel olarak ifşa olmasını sınırlamak için önlemler almalıdır.</text:p>
      <text:p text:style-name="Standard"/>
      <text:p text:style-name="P1"><text:a xlink:type="simple" xlink:href="https://www.rfc-editor.org/rfc/rfc6749#section-10.2" text:style-name="Internet_20_link" text:visited-style-name="Visited_20_Internet_20_Link"><text:bookmark text:name="section-10.2"/><text:span text:style-name="T2">10.2</text:span></text:a><text:span text:style-name="T3">. <text:s/>Client Impersonation</text:span></text:p>
      <text:p text:style-name="Standard"/>
      <text:p text:style-name="Standard"/>
      <text:p text:style-name="Text_20_body">Kötü niyetli bir istemci, başka bir istemciyi taklit edebilir ve taklit edilen istemci, istemci kimlik bilgilerini gizli tutmada başarısız olursa veya bunu yapamayacaksa, korunmuş kaynaklara erişim elde edebilir.</text:p>
      <text:p text:style-name="Text_20_body">Yetkilendirme sunucusu, mümkün olduğunda istemciyi kimlik doğrulamalıdır. Eğer yetkilendirme sunucusu, istemcinin doğası nedeniyle istemciyi kimlik doğrulayamıyorsa, yetkilendirme sunucusu, yetkilendirme yanıtlarını almak için kullanılan herhangi bir yönlendirme URI'sinin kaydını gerektirmelidir ve böyle potansiyel olarak kötü niyetli istemcilere karşı kaynak sahiplerini korumak için başka yöntemler kullanmalıdır. Örneğin, yetkilendirme sunucusu, kaynak sahibini istemcinin kimliğini ve kökenini belirlemede yardımcı olmak için devreye alabilir.</text:p>
      <text:p text:style-name="Text_20_body">Yetkilendirme sunucusu, açık bir kaynak sahibi kimlik doğrulaması yapmalı ve kaynak sahibine istemci hakkında bilgi sağlamalı ve talep edilen yetkilendirme kapsamı ve süresi hakkında bilgi sunmalıdır. Kaynak sahibinin, mevcut istemci bağlamında bu bilgileri gözden geçirmesi ve isteği onaylayıp reddetmesi gerekmektedir.</text:p>
      <text:p text:style-name="Text_20_body">Yetkilendirme sunucusu, istemciyi kimlik doğrulamadan veya tekrar eden isteğin orijinal istemciden gelip gelmediğini doğrulamak için başka önlemler almadıkça, tekrar edilen yetkilendirme isteklerini otomatik olarak işlememelidir (aktif bir kaynak sahibi etkileşimi olmadan).</text:p>
      <text:p text:style-name="Standard"/>
      <text:p text:style-name="Standard"/>
      <text:p text:style-name="Standard"/>
      <text:p text:style-name="Standard"/>
      <text:p text:style-name="P1"><text:a xlink:type="simple" xlink:href="https://www.rfc-editor.org/rfc/rfc6749#section-10.3" text:style-name="Internet_20_link" text:visited-style-name="Visited_20_Internet_20_Link"><text:bookmark text:name="section-10.3"/><text:soft-page-break/><text:span text:style-name="T2">10.3</text:span></text:a><text:span text:style-name="T3">. <text:s/>Access Tokens</text:span></text:p>
      <text:p text:style-name="Standard"/>
      <text:p text:style-name="Standard"/>
      <text:p text:style-name="Text_20_body">Erişim jetonu kimlik bilgileri (ve herhangi bir gizli erişim jetonu özelliği) iletimi ve depolama sırasında gizli tutulmalı ve yalnızca yetkilendirme sunucusu, erişim jetonunun geçerli olduğu kaynak sunucuları ve erişim jetonunun verildiği istemci arasında paylaşılmalıdır. Erişim jetonu kimlik bilgileri yalnızca TLS kullanılarak iletilmelidir.</text:p>
      <text:p text:style-name="Text_20_body">İmplicit grant türü kullanıldığında, erişim jetonu URI parçasında iletilir ve bu durum, yetkisiz taraflara erişim jetonunu ifşa edebilir.</text:p>
      <text:p text:style-name="Text_20_body">Yetkilendirme sunucusu, erişim jetonlarının yetkisiz taraflar tarafından oluşturulmasını, değiştirilmesini veya geçerli erişim jetonları üretmek için tahmin edilmesini engellemelidir.</text:p>
      <text:p text:style-name="Text_20_body">İstemci, yalnızca gerekli olan minimum kapsamda erişim jetonu talep etmelidir. Yetkilendirme sunucusu, talep edilen kapsamı nasıl yerine getireceğini belirlerken istemci kimliğini dikkate almalıdır ve talep edilenden daha az hakla bir erişim jetonu verebilir.</text:p>
      <text:p text:style-name="Text_20_body">Bu spesifikasyon, kaynak sunucusunun, kendisine sunulan bir erişim jetonunun, yetkilendirme sunucusu tarafından belirtilen istemciye verilmiş olduğuna dair herhangi bir doğrulama yöntemini sağlamaz.</text:p>
      <text:p text:style-name="Standard"/>
      <text:p text:style-name="P1"><text:a xlink:type="simple" xlink:href="https://www.rfc-editor.org/rfc/rfc6749#section-10.4" text:style-name="Internet_20_link" text:visited-style-name="Visited_20_Internet_20_Link"><text:bookmark text:name="section-10.4"/><text:span text:style-name="T2">10.4</text:span></text:a><text:span text:style-name="T3">. <text:s/>Refresh Tokens</text:span></text:p>
      <text:p text:style-name="Standard"/>
      <text:p text:style-name="Standard"/>
      <text:p text:style-name="Text_20_body">Yetkilendirme sunucuları, web uygulaması istemcilerine ve yerel uygulama istemcilerine refresh token (yenileme jetonu) verebilir.</text:p>
      <text:p text:style-name="Text_20_body">Refresh token'lar iletimde ve depolamada gizli tutulmalı ve yalnızca yetkilendirme sunucusu ile refresh token'larının verildiği istemci arasında paylaşılmalıdır. Yetkilendirme sunucusu, bir refresh token ile istemci arasındaki ilişkiyi korumalıdır. Refresh token'lar yalnızca TLS kullanılarak iletilmelidir.</text:p>
      <text:p text:style-name="Text_20_body">Yetkilendirme sunucusu, istemci kimliği doğrulaması mümkün olduğunda, refresh token ile istemci kimliği arasındaki ilişkiyi doğrulamalıdır. İstemci kimliği doğrulaması yapılamadığında, yetkilendirme sunucusu refresh token kötüye kullanımını tespit etmek için başka yöntemler kullanmalıdır.</text:p>
      <text:p text:style-name="Text_20_body">Örneğin, yetkilendirme sunucusu refresh token döndürme (refresh token rotation) mekanizmasını kullanabilir. Bu mekanizmada, her erişim jetonu yenileme yanıtı ile yeni bir refresh token verilir. Önceki refresh token geçersiz kılınır ancak yetkilendirme sunucusu tarafından saklanır. Eğer bir refresh token ele geçirilip, hem saldırgan hem de geçerli istemci tarafından kullanılırsa, biri geçersiz kılınmış refresh token'ı sunacak ve bu durum yetkilendirme sunucusuna güvenlik ihlali hakkında bilgi verecektir.</text:p>
      <text:p text:style-name="Text_20_body">Yetkilendirme sunucusu, refresh token'ların yetkisiz taraflarca üretilmesini, değiştirilmesini veya geçerli refresh token'lar oluşturmak için tahmin edilmesini engellemelidir.</text:p>
      <text:p text:style-name="Standard"/>
      <text:p text:style-name="Standard"/>
      <text:p text:style-name="Standard"/>
      <text:p text:style-name="Standard"/>
      <text:p text:style-name="P1"><text:a xlink:type="simple" xlink:href="https://www.rfc-editor.org/rfc/rfc6749#section-10.5" text:style-name="Internet_20_link" text:visited-style-name="Visited_20_Internet_20_Link"><text:bookmark text:name="section-10.5"/><text:soft-page-break/><text:span text:style-name="T2">10.5</text:span></text:a><text:span text:style-name="T3">. <text:s/>Authorization Codes</text:span></text:p>
      <text:p text:style-name="Standard"/>
      <text:p text:style-name="Standard"/>
      <text:p text:style-name="Text_20_body">Yetkilendirme kodlarının iletimi güvenli bir kanal üzerinden yapılmalıdır ve istemci, URI bir ağ kaynağını tanımlıyorsa, yönlendirme URI'siyle TLS kullanımını zorunlu kılmalıdır. Çünkü yetkilendirme kodları, kullanıcı ajanı yönlendirmeleriyle iletildiği için, kullanıcı ajanı geçmişi ve HTTP referans başlıkları aracılığıyla ifşa olabilirler.</text:p>
      <text:p text:style-name="Text_20_body">Yetkilendirme kodları, kaynak sahibi tarafından yetkilendirme sunucusunda verilen yetkiyi doğrulamak için kullanılan, düz metin taşıyıcı kimlik bilgileri olarak çalışır. Yani, istemci yetkilendirme koduna kaynak sahibi kimlik doğrulaması için güveniyorsa, istemci yönlendirme uç noktası TLS kullanımını zorunlu kılmalıdır.</text:p>
      <text:p text:style-name="Text_20_body">Yetkilendirme kodları kısa ömürlü ve tek kullanımlık olmalıdır. Yetkilendirme sunucusu, bir yetkilendirme kodunun bir erişim jetonuna dönüştürülmesi için birden fazla deneme gözlemlerse, yetkilendirme sunucusu, tehlikeye atılmış yetkilendirme koduna dayalı olarak daha önce verilen tüm erişim jetonlarını iptal etmeyi denemelidir.</text:p>
      <text:p text:style-name="Text_20_body">Eğer istemci kimlik doğrulaması yapılabiliyorsa, yetkilendirme sunucuları istemciyi kimlik doğrulamalı ve yetkilendirme kodunun aynı istemciye verilmiş olduğundan emin olmalıdır.</text:p>
      <text:p text:style-name="Standard"/>
      <text:p text:style-name="P1"><text:a xlink:type="simple" xlink:href="https://www.rfc-editor.org/rfc/rfc6749#section-10.6" text:style-name="Internet_20_link" text:visited-style-name="Visited_20_Internet_20_Link"><text:bookmark text:name="section-10.6"/><text:span text:style-name="T2">10.6</text:span></text:a><text:span text:style-name="T3">. <text:s/>Authorization Code Redirection URI Manipulation</text:span></text:p>
      <text:p text:style-name="Standard"/>
      <text:p text:style-name="Standard"/>
      <text:p text:style-name="Text_20_body">Yetkilendirme kodu akışı kullanılarak yetkilendirme talep edildiğinde, istemci "redirect_uri" parametresi aracılığıyla bir yönlendirme URI'si belirtebilir. Eğer bir saldırgan, yönlendirme URI'sinin değerini manipüle edebilirse, bu durum, yetkilendirme sunucusunun kaynak sahibi kullanıcı ajanını, yetkilendirme koduyla birlikte saldırganın kontrolündeki bir URI'ye yönlendirmesine neden olabilir.</text:p>
      <text:p text:style-name="Text_20_body">Bir saldırgan, meşru bir istemcide hesap oluşturabilir ve yetkilendirme akışını başlatabilir. Saldırganın kullanıcı ajanı, erişim izni vermek için yetkilendirme sunucusuna gönderildiğinde, saldırgan meşru istemcinin sağladığı yetkilendirme URI'sını alır ve istemcinin yönlendirme URI'sini, saldırganın kontrolündeki bir URI ile değiştirir. Saldırgan daha sonra kurbanı, manipüle edilmiş bağlantıyı takip etmeye ikna ederek, meşru istemciye erişim izni verir.</text:p>
      <text:p text:style-name="Text_20_body">Yetkilendirme sunucusuna geldiğinde, kurbana meşru ve güvenilir bir istemci adına normal, geçerli bir istek gösterilir ve kurban bu isteği yetkilendirir. Kurban daha sonra yetkilendirme koduyla birlikte, saldırganın kontrolündeki bir uç noktaya yönlendirilir. Saldırgan, yetkilendirme kodunu istemciye, istemci tarafından sağlanan orijinal yönlendirme URI'sını kullanarak göndererek yetkilendirme akışını tamamlar. İstemci, yetkilendirme kodunu bir erişim jetonuyla değiştirir ve bunu saldırganın istemci hesabına bağlar, bu da artık kurban tarafından yetkilendirilmiş korunan kaynaklara erişim sağlar (istemci aracılığıyla).</text:p>
      <text:p text:style-name="Text_20_body">Böyle bir saldırıyı önlemek için, yetkilendirme sunucusu, yetkilendirme kodu elde etmek için kullanılan yönlendirme URI'sinin, yetkilendirme kodunu erişim jetonuyla değiştirme sırasında sağlanan yönlendirme URI'siyle tamamen aynı olduğunu doğrulamalıdır. Yetkilendirme sunucusu, kamu istemcilerinin yönlendirme URI'lerini kaydetmelerini zorunlu kılmalı ve özel istemciler için <text:soft-page-break/>de bunu sağlamak isteğe bağlı olmalıdır. Eğer bir yönlendirme URI'sı talepte sağlanmışsa, yetkilendirme sunucusu bunu kaydedilen değerle karşılaştırarak doğrulamalıdır.</text:p>
      <text:p text:style-name="Standard"/>
      <text:p text:style-name="Standard"/>
      <text:p text:style-name="P1"><text:a xlink:type="simple" xlink:href="https://www.rfc-editor.org/rfc/rfc6749#section-10.7" text:style-name="Internet_20_link" text:visited-style-name="Visited_20_Internet_20_Link"><text:bookmark text:name="section-10.7"/><text:span text:style-name="T2">10.7</text:span></text:a><text:span text:style-name="T3">. <text:s/>Resource Owner Password Credentials</text:span></text:p>
      <text:p text:style-name="Standard"/>
      <text:p text:style-name="Standard"/>
      <text:p text:style-name="Text_20_body">Kaynak sahibi şifresi kimlik bilgileri grant tipi, genellikle eski sistemler veya geçiş sebepleriyle kullanılır. Bu, istemcinin kullanıcı adı ve şifreleri depolama riskini azaltır, ancak yine de istemciye yüksek ayrıcalıklı kimlik bilgilerini açıklamak zorunluluğunu ortadan kaldırmaz.</text:p>
      <text:p text:style-name="Text_20_body">Bu grant tipi, diğer grant tiplerine göre daha yüksek bir risk taşır çünkü bu protokolün kaçınmaya çalıştığı şifre kullanım modelini sürdürmektedir. İstemci, şifreyi kötüye kullanabilir ya da şifre, istemcinin tuttuğu günlük dosyaları veya diğer kayıtlar aracılığıyla istemeden bir saldırgana ifşa olabilir.</text:p>
      <text:p text:style-name="Text_20_body">Ayrıca, kaynak sahibi yetkilendirme süreci üzerinde kontrol sahibi olmadığı için (kaynak sahibi, kimlik bilgilerini istemciye teslim ettiğinde süreci sonlandırır), istemci, kaynak sahibinin istediğinden daha geniş bir erişim alanı ile erişim jetonları alabilir. Yetkilendirme sunucusu, bu grant tipiyle verilen erişim jetonlarının kapsamını ve ömrünü dikkate almalıdır.</text:p>
      <text:p text:style-name="Text_20_body">Yetkilendirme sunucusu ve istemci, bu grant tipinin kullanımını en aza indirmeli ve mümkünse diğer grant tiplerini kullanmalıdır.</text:p>
      <text:p text:style-name="Standard"/>
      <text:p text:style-name="P1"><text:a xlink:type="simple" xlink:href="https://www.rfc-editor.org/rfc/rfc6749#section-10.8" text:style-name="Internet_20_link" text:visited-style-name="Visited_20_Internet_20_Link"><text:bookmark text:name="section-10.8"/><text:span text:style-name="T2">10.8</text:span></text:a><text:span text:style-name="T3">. <text:s/>Request Confidentiality</text:span></text:p>
      <text:p text:style-name="Standard"/>
      <text:p text:style-name="Standard"/>
      <text:p text:style-name="Text_20_body">Erişim jetonları, yenileme jetonları, kaynak sahibi şifreleri ve istemci kimlik bilgileri açık metin olarak iletilmemelidir. Yetkilendirme kodları açık metin olarak iletilmemelidir.</text:p>
      <text:p text:style-name="Text_20_body">"State" ve "scope" parametreleri, hassas istemci veya kaynak sahibi bilgilerini açık metin olarak içermemelidir, çünkü bu parametreler güvensiz kanallar üzerinden iletilebilir veya güvensiz bir şekilde depolanabilir.</text:p>
      <text:p text:style-name="Text_20_body"/>
      <text:p text:style-name="P1"><text:a xlink:type="simple" xlink:href="https://www.rfc-editor.org/rfc/rfc6749#section-10.9" text:style-name="Internet_20_link" text:visited-style-name="Visited_20_Internet_20_Link"><text:bookmark text:name="section-10.9"/><text:span text:style-name="T2">10.9</text:span></text:a><text:span text:style-name="T3">. <text:s/>Ensuring Endpoint Authenticity</text:span></text:p>
      <text:p text:style-name="Text_20_body"/>
      <text:p text:style-name="Standard">Orta adam (man-in-the-middle) saldırılarını önlemek için, yetkilendirme sunucusu, yetkilendirme ve jeton uç noktalarına gönderilen her istekte tanımlanan sunucu kimlik doğrulamasıyla TLS kullanımını zorunlu kılmalıdır. İstemci, yetkilendirme sunucusunun TLS sertifikasını tanımlandığı şekilde ve sunucu kimliği doğrulama gereksinimlerine uygun olarak doğrulamalıdır.</text:p>
      <text:p text:style-name="Standard"/>
      <text:p text:style-name="Standard"/>
      <text:p text:style-name="P1"><text:a xlink:type="simple" xlink:href="https://www.rfc-editor.org/rfc/rfc6749#section-10.10" text:style-name="Internet_20_link" text:visited-style-name="Visited_20_Internet_20_Link"><text:bookmark text:name="section-10.10"/><text:span text:style-name="T2">10.10</text:span></text:a><text:span text:style-name="T3">. <text:s/>Credentials-Guessing Attacks</text:span></text:p>
      <text:p text:style-name="Standard"/>
      <text:p text:style-name="Standard"/>
      <text:p text:style-name="Text_20_body">Yetkilendirme sunucusu, saldırganların erişim token'larını, yetkilendirme kodlarını, yenileme token'larını, kaynak sahibi şifrelerini ve istemci kimlik bilgilerini tahmin etmelerini engellemelidir.</text:p>
      <text:p text:style-name="Text_20_body"><text:soft-page-break/>Bir saldırganın üretilen token'ları (ve son kullanıcı tarafından işlenmesi amaçlanmayan diğer kimlik bilgilerini) tahmin etme olasılığı, 2^(-128) veya daha küçük olmalı ve tercihen 2^(-160) veya daha küçük olmalıdır.</text:p>
      <text:p text:style-name="Text_20_body">Yetkilendirme sunucusu, son kullanıcı kullanımına yönelik kimlik bilgilerini korumak için diğer yöntemleri de kullanmalıdır.</text:p>
      <text:p text:style-name="Standard"/>
      <text:p text:style-name="P1"><text:a xlink:type="simple" xlink:href="https://www.rfc-editor.org/rfc/rfc6749#section-10.11" text:style-name="Internet_20_link" text:visited-style-name="Visited_20_Internet_20_Link"><text:bookmark text:name="section-10.11"/><text:span text:style-name="T2">10.11</text:span></text:a><text:span text:style-name="T3">. <text:s/>Phishing Attacks</text:span></text:p>
      <text:p text:style-name="Standard"/>
      <text:p text:style-name="Standard"/>
      <text:p text:style-name="Text_20_body">Bu ve benzer protokollerin yaygın kullanımı, son kullanıcıların şifrelerini girmeleri istenen web sitelerine yönlendirilme pratiğine alışmalarına neden olabilir. Eğer son kullanıcılar, kimlik bilgilerini girmeden önce bu web sitelerinin özgünlüğünü doğrulamakta dikkatli olmazlarsa, saldırganlar bu durumu kaynak sahiplerinin şifrelerini çalmak için kötüye kullanabilirler.</text:p>
      <text:p text:style-name="Text_20_body">Hizmet sağlayıcıları, son kullanıcıları phishing saldırılarının oluşturduğu riskler hakkında eğitmeye çalışmalı ve son kullanıcıların web sitelerinin özgünlüğünü kolayca doğrulamalarını sağlayacak mekanizmalar sunmalıdır. İstemci geliştiricileri, kullanıcı aracıyla (örneğin, dışsal, gömülü) nasıl etkileşimde bulunduklarının ve son kullanıcının yetkilendirme sunucusunun özgünlüğünü doğrulama yeteneğinin güvenlik etkilerini göz önünde bulundurmalıdır.</text:p>
      <text:p text:style-name="Text_20_body">Phishing saldırılarının riskini azaltmak için, yetkilendirme sunucuları, son kullanıcı etkileşimi için kullanılan her uç noktada TLS kullanımını zorunlu kılmalıdır.</text:p>
      <text:p text:style-name="Standard"/>
      <text:p text:style-name="Standard"/>
      <text:p text:style-name="P1"><text:a xlink:type="simple" xlink:href="https://www.rfc-editor.org/rfc/rfc6749#section-10.12" text:style-name="Internet_20_link" text:visited-style-name="Visited_20_Internet_20_Link"><text:bookmark text:name="section-10.12"/><text:span text:style-name="T2">10.12</text:span></text:a><text:span text:style-name="T3">. <text:s/>Cross-Site Request Forgery</text:span></text:p>
      <text:p text:style-name="Standard"/>
      <text:p text:style-name="Standard"/>
      <text:p text:style-name="Text_20_body">Cross-Site Request Forgery (CSRF), bir saldırganın mağdur son kullanıcısının kullanıcı aracını (örneğin, yanıltıcı bir bağlantı, resim veya yönlendirme olarak kullanıcı aracına sağlanan kötü niyetli bir URI) güvenilir bir sunucuya yönlendirmesine neden olduğu bir saldırıdır (genellikle geçerli bir oturum çereziyle sağlanan bir güvenilir bağlantı üzerinden).</text:p>
      <text:p text:style-name="Text_20_body">Bir CSRF saldırısı, istemcinin yönlendirme URI'sına karşı yapıldığında, saldırganın kendi yetkilendirme kodunu veya erişim belirtecini enjekte etmesine olanak tanır; bu da istemcinin mağdurun korunmuş kaynakları yerine saldırganın korunmuş kaynaklarıyla ilişkilendirilmiş bir erişim belirteci kullanmasına yol açabilir (örneğin, mağdurun banka hesap bilgilerini saldırganın kontrolündeki korunmuş bir kaynağa kaydetmek).</text:p>
      <text:p text:style-name="Text_20_body">İstemci, yönlendirme URI'sı için CSRF koruması uygulamak zorundadır. Bu genellikle, yönlendirme URI'sı uç noktasına gönderilen her isteğin, isteği kullanıcı aracının doğrulanmış durumu ile bağlayan bir değer içermesini gerektirerek yapılır (örneğin, kullanıcı aracını doğrulamak için kullanılan oturum çerezinin bir karması). İstemci, yetkilendirme isteği yaparken bu değeri yetkilendirme sunucusuna iletmek için "state" istek parametresini kullanmalıdır.</text:p>
      <text:p text:style-name="Text_20_body">Yetkilendirme, son kullanıcıdan alındıktan sonra, yetkilendirme sunucusu son kullanıcının kullanıcı aracını gerekli bağlama değerini içeren "state" parametresiyle istemciye geri yönlendirir. Bağlama değeri, istemcinin isteğin geçerliliğini doğrulamasını sağlar, çünkü bağlama değeri, kullanıcı aracının doğrulanmış durumu ile eşleşmelidir. CSRF koruması için kullanılan bağlama değeri, <text:soft-page-break/>tahmin edilemez bir değer içermelidir (Bölüm 10.10'da açıklandığı gibi) ve kullanıcı aracının doğrulanmış durumu (örneğin, oturum çerezi, HTML5 yerel depolama), yalnızca istemci ve kullanıcı aracı tarafından erişilebilen bir konumda tutulmalıdır (yani, aynı kaynak politikasıyla korunmalıdır).</text:p>
      <text:p text:style-name="Text_20_body">Yetkilendirme sunucusunun yetkilendirme uç noktasına karşı yapılan bir CSRF saldırısı, saldırganın son kullanıcının bilgisi olmadan kötü niyetli bir istemci için son kullanıcı yetkilendirmesi almasına yol açabilir.</text:p>
      <text:p text:style-name="Text_20_body">Yetkilendirme sunucusu, yetkilendirme uç noktası için CSRF koruması uygulamak zorundadır ve bir kötü niyetli istemcinin, kaynak sahibinin farkındalığı ve açık onayı olmadan yetkilendirme almasını engellemelidir.</text:p>
      <text:p text:style-name="Standard"/>
      <text:p text:style-name="P1"><text:a xlink:type="simple" xlink:href="https://www.rfc-editor.org/rfc/rfc6749#section-10.13" text:style-name="Internet_20_link" text:visited-style-name="Visited_20_Internet_20_Link"><text:bookmark text:name="section-10.13"/><text:span text:style-name="T2">10.13</text:span></text:a><text:span text:style-name="T3">. <text:s/>Clickjacking</text:span></text:p>
      <text:p text:style-name="Standard"/>
      <text:p text:style-name="Standard"/>
      <text:p text:style-name="Text_20_body">Bir clickjacking saldırısında, bir saldırgan geçerli bir istemci kaydeder ve ardından kötü niyetli bir site oluşturur. Bu sitede, yetkilendirme sunucusunun yetkilendirme uç noktası web sayfası, şeffaf bir iframe içinde, dikkatlice yerleştirilmiş sahte düğmelerin üzerine yüklenir. Bu düğmeler, yetkilendirme sayfasındaki önemli düğmelerin hemen altına yerleştirilecek şekilde tasarlanır. Bir son kullanıcı yanıltıcı bir görünür düğmeye tıkladığında, aslında yetkilendirme sayfasındaki görünmeyen bir düğmeye (örneğin "Yetkilendir" düğmesi) tıklamış olur. Bu, saldırganın bir kaynak sahibini, son kullanıcının bilgisi olmadan istemcisine erişim izni vermesini sağlamak için kullanabileceği bir yöntemdir.</text:p>
      <text:p text:style-name="Text_20_body">Bu tür bir saldırıyı engellemek için, yerel uygulamalar son kullanıcının yetkilendirmesini isterken uygulama içinde tarayıcıları yerleştirmek yerine harici tarayıcılar kullanmalıdır. Çoğu yeni tarayıcıda, iframe'lerin önlenmesi, yetkilendirme sunucusu tarafından (standart olmayan) "x-frame-options" başlığı kullanılarak sağlanabilir. Bu başlığın iki değeri vardır: "deny" ve "sameorigin". "Deny" herhangi bir çerçevelemeyi engellerken, "sameorigin" farklı bir kaynağa sahip siteler tarafından çerçevelemeyi engeller. Eski tarayıcılar için, JavaScript ile yapılan frame-busting (çerçeve kırma) teknikleri kullanılabilir, ancak bu tüm tarayıcılarda etkili olmayabilir.</text:p>
      <text:p text:style-name="Standard"/>
      <text:p text:style-name="Standard"/>
      <text:p text:style-name="P1"><text:a xlink:type="simple" xlink:href="https://www.rfc-editor.org/rfc/rfc6749#section-10.14" text:style-name="Internet_20_link" text:visited-style-name="Visited_20_Internet_20_Link"><text:bookmark text:name="section-10.14"/><text:span text:style-name="T2">10.14</text:span></text:a><text:span text:style-name="T3">. <text:s/>Code Injection and Input Validation</text:span></text:p>
      <text:p text:style-name="Standard"/>
      <text:p text:style-name="Standard"/>
      <text:p text:style-name="Text_20_body">Bir kod enjeksiyonu saldırısı, bir uygulamanın dışarıdan gelen bir girdi veya değişkeni temizlemeden kullanarak uygulama mantığını değiştirmesine neden olan bir saldırıdır. Bu, saldırganın uygulama cihazına veya verilerine erişim kazanmasına, hizmet reddi (DoS) saldırısı yapmasına veya geniş bir kötü amaçlı yan etki yelpazesi oluşturmasına olanak tanıyabilir.</text:p>
      <text:p text:style-name="Text_20_body">Yetkilendirme sunucusu ve istemcisi, alınan her değeri temizlemeli (ve mümkünse doğrulamalıdır) — özellikle "state" ve "redirect_uri" parametrelerinin değerlerini.</text:p>
      <text:p text:style-name="Standard"/>
      <text:p text:style-name="Standard"/>
      <text:p text:style-name="Standard"/>
      <text:p text:style-name="Standard"/>
      <text:p text:style-name="P1"><text:a xlink:type="simple" xlink:href="https://www.rfc-editor.org/rfc/rfc6749#section-10.15" text:style-name="Internet_20_link" text:visited-style-name="Visited_20_Internet_20_Link"><text:bookmark text:name="section-10.15"/><text:soft-page-break/><text:span text:style-name="T2">10.15</text:span></text:a><text:span text:style-name="T3">. <text:s/>Open Redirectors</text:span></text:p>
      <text:p text:style-name="Standard"/>
      <text:p text:style-name="Standard"/>
      <text:p text:style-name="Text_20_body">Yetkilendirme sunucusu, yetkilendirme uç noktası ve istemci yönlendirme uç noktası yanlış yapılandırılabilir ve açık yönlendirme yapan birer yönlendirici olarak çalışabilirler. Açık yönlendirici, bir parametre kullanarak kullanıcı aracını, parametre değerinin belirttiği konuma otomatik olarak yönlendiren ve herhangi bir doğrulama yapmayan bir uç noktadır.</text:p>
      <text:p text:style-name="Text_20_body">Açık yönlendiriciler, kimlik avı saldırılarında veya bir saldırgan tarafından son kullanıcıları kötü amaçlı sitelere yönlendirmek için kullanılabilir; bunun için tanıdık ve güvenilen bir hedefin URI yetki bileşeni kullanılır. Ayrıca, eğer yetkilendirme sunucusu istemcinin yalnızca yönlendirme URI'sının bir kısmını kaydetmesine izin veriyorsa, bir saldırgan istemcinin kontrol ettiği açık yönlendiriciyi kullanarak, yetkilendirme sunucusu doğrulamasını geçecek ancak yetkilendirme kodunu veya erişim token'ını saldırganın kontrolündeki bir uç noktaya gönderecek bir yönlendirme URI'si oluşturabilir.</text:p>
      <text:p text:style-name="Standard"/>
      <text:p text:style-name="P1"><text:a xlink:type="simple" xlink:href="https://www.rfc-editor.org/rfc/rfc6749#section-10.16" text:style-name="Internet_20_link" text:visited-style-name="Visited_20_Internet_20_Link"><text:bookmark text:name="section-10.16"/><text:span text:style-name="T2">10.16</text:span></text:a><text:span text:style-name="T3">. <text:s/>Misuse of Access Token to Impersonate Resource Owner in Implicit </text:span><text:span text:style-name="T4">Flow</text:span></text:p>
      <text:p text:style-name="P1"><text:span text:style-name="T4"/></text:p>
      <text:p text:style-name="P1"><text:span text:style-name="T4"/></text:p>
      <text:p text:style-name="P2"><text:span text:style-name="T4">Açık akışları kullanan halk istemcileri için bu özellik, bir erişim token'ının hangi istemciye verildiğini belirlemek için herhangi bir yöntem sunmaz.</text:span></text:p>
      <text:p text:style-name="Text_20_body">Bir kaynak sahibi, bir saldırganın kötü niyetli istemcisine erişim token'ı vererek bir kaynağa erişimi isteyerek gönüllü olarak kaynak erişimini devredebilir. Bu, kimlik avı veya başka bir mazeret nedeniyle olabilir. Ayrıca bir saldırgan, başka bir mekanizma aracılığıyla bir token çalabilir. Saldırgan daha sonra, kaynak sahibini taklit etmek için erişim token'ını meşru bir halk istemcisine sunmayı deneyebilir.</text:p>
      <text:p text:style-name="Text_20_body">Açık akışta (response_type=token), saldırgan, yetkilendirme sunucusundan gelen yanıttaki token'ı kolayca değiştirebilir, gerçek erişim token'ını daha önce saldırgana verilen token ile değiştirebilir.</text:p>
      <text:p text:style-name="Text_20_body">Arka kanal üzerinden bir erişim token'ı alarak istemcinin kullanıcısını tanımlayan yerel uygulamalarla iletişim kuran sunucular, saldırganın, aralarında token çalınmış bir uygulama yaratarak rastgele çalınmış erişim token'larını enjekte etmesiyle benzer şekilde tehlikeye girebilir.</text:p>
      <text:p text:style-name="Text_20_body">Kaynağın yalnızca kaynak sahibinin geçerli bir erişim token'ı sunabileceği varsayımında bulunan herhangi bir halk istemcisi, bu tür bir saldırıya karşı savunmasızdır.</text:p>
      <text:p text:style-name="Text_20_body">Bu tür bir saldırı, kaynak sahibine ait bilgileri meşru istemcide saldırgana (kötü niyetli istemci) açığa çıkarabilir. Ayrıca, saldırganın, erişim token'ını veya yetkilendirme kodunu ilk veren kaynak sahibinin izinleriyle aynı izinlere sahip olarak, meşru istemcide işlemler gerçekleştirmesine olanak tanır.</text:p>
      <text:p text:style-name="Text_20_body">Kaynak sahiplerini istemcilere kimlik doğrulama süreci, bu özellik kapsamında değildir. Yetkilendirme sürecini istemciler için delege edilmiş bir son kullanıcı kimlik doğrulama biçimi olarak kullanan herhangi bir özellik (örneğin, üçüncü taraf oturum açma hizmeti) ek güvenlik mekanizmaları olmadan açık akışı kullanmamalıdır. Bu mekanizmalar, istemcinin erişim token'ının kendisi için verilip verilmediğini belirlemesini sağlamalıdır (örneğin, erişim token'ını izleyerek).</text:p>
      <text:p text:style-name="P1"><text:span text:style-name="T4"/></text:p>
      <text:p text:style-name="P1"><text:span text:style-name="T4"/></text:p>
      <text:p text:style-name="Standard"><text:soft-page-break/></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21:00:52.662264629</meta:creation-date>
    <dc:date>2025-01-26T21:33:35.793390965</dc:date>
    <meta:editing-duration>PT32M43S</meta:editing-duration>
    <meta:editing-cycles>1</meta:editing-cycles>
    <meta:document-statistic meta:table-count="0" meta:image-count="0" meta:object-count="0" meta:page-count="8" meta:paragraph-count="73" meta:word-count="2285" meta:character-count="19712" meta:non-whitespace-character-count="17482"/>
    <meta:generator>LibreOffice/7.4.7.2$Linux_X86_64 LibreOffice_project/40$Build-2</meta:generator>
  </office:meta>
</office:document-meta>
</file>